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Mono" officeooo:rsid="00173bcd" officeooo:paragraph-rsid="001da076"/>
    </style:style>
    <style:style style:name="P2" style:family="paragraph" style:parent-style-name="Standard">
      <style:text-properties style:font-name="Liberation Mono" officeooo:rsid="0016d6dd" officeooo:paragraph-rsid="001da076"/>
    </style:style>
    <style:style style:name="P3" style:family="paragraph" style:parent-style-name="Standard">
      <style:text-properties style:font-name="Liberation Mono" officeooo:rsid="001ea761" officeooo:paragraph-rsid="001ea761"/>
    </style:style>
    <style:style style:name="T1" style:family="text">
      <style:text-properties officeooo:rsid="001ea7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b)<text:tab/>Values my function returns together with interval used are presented below. One can see that the solution is not exactly same for every interval. I think this can be explained by the use of sqrt(epsilon) in determining whether limits of the interval are close enough to each other that one can say that the minimum has been found. For doubles, machine epsilon is about 1e-16, which means its square root is about 1e-8. This leaves plenty of room for wiggle in last shown decimal places.</text:p>
      <text:p text:style-name="P2"/>
      <text:p text:style-name="P2">[5.0, 10.0] 7.1553782834</text:p>
      <text:p text:style-name="P2">[5.1, 10.1] 7.1553782788</text:p>
      <text:p text:style-name="P2">[4.9, 9.9] <text:s/>7.1553782543</text:p>
      <text:p text:style-name="P2"/>
      <text:p text:style-name="P1">2. b) <text:span text:style-name="T1">Search range (I always used squares, program allows other shapes too) given</text:span> to fork_2d are shown below together with the location of the minimum points. <text:span text:style-name="T1">Results are fairly close to the expected value of (1, 1), though not quite as good as in exercise 1</text:span>. </text:p>
      <text:p text:style-name="P1"/>
      <text:p text:style-name="P3">[0.000000, 1.500000]: (0.9999967479, 0.9999934967)</text:p>
      <text:p text:style-name="P3">[0.400000, 1.400000]: (0.9999962410, 0.9999924801)</text:p>
      <text:p text:style-name="P3">[-0.600000, 1.600000]: (0.9999963142, 0.9999926265)</text:p>
      <text:p text:style-name="P3">[0.000000, 10.000000]: (1.0000069223, 1.0000138513)</text:p>
      <text:p text:style-name="P3">[0.000000, 20.000000]: (1.0000074285, 1.000014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02:02:53.903927026</meta:creation-date>
    <dc:date>2017-03-21T14:16:37.337026128</dc:date>
    <meta:editing-duration>PT1M1S</meta:editing-duration>
    <meta:editing-cycles>2</meta:editing-cycles>
    <meta:generator>LibreOffice/4.2.8.2$Linux_X86_64 LibreOffice_project/420m0$Build-2</meta:generator>
    <dc:creator>Anni </dc:creator>
    <meta:document-statistic meta:table-count="0" meta:image-count="0" meta:object-count="0" meta:page-count="1" meta:paragraph-count="10" meta:word-count="163" meta:character-count="1081" meta:non-whitespace-character-count="922"/>
  </office:meta>
</office:document-meta>
</file>